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41cm" fo:margin-left="-0.042cm" fo:margin-right="0cm" table:align="margins" style:shadow="none"/>
    </style:style>
    <style:style style:name="Tabela1.A" style:family="table-column">
      <style:table-column-properties style:column-width="11.562cm" style:rel-column-width="6555*"/>
    </style:style>
    <style:style style:name="Tabela1.B" style:family="table-column">
      <style:table-column-properties style:column-width="1.852cm" style:rel-column-width="1050*"/>
    </style:style>
    <style:style style:name="Tabela1.C" style:family="table-column">
      <style:table-column-properties style:column-width="3.627cm" style:rel-column-width="2056*"/>
    </style:style>
    <style:style style:name="Tabela1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1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1.A12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12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" style:family="table">
      <style:table-properties style:width="17.041cm" fo:margin-left="-0.042cm" fo:margin-right="0cm" table:align="margins" style:shadow="none"/>
    </style:style>
    <style:style style:name="Tabela2.A" style:family="table-column">
      <style:table-column-properties style:column-width="11.562cm" style:rel-column-width="6555*"/>
    </style:style>
    <style:style style:name="Tabela2.B" style:family="table-column">
      <style:table-column-properties style:column-width="3.122cm" style:rel-column-width="1770*"/>
    </style:style>
    <style:style style:name="Tabela2.C" style:family="table-column">
      <style:table-column-properties style:column-width="2.357cm" style:rel-column-width="1336*"/>
    </style:style>
    <style:style style:name="Tabela2.A1" style:family="table-cell">
      <style:table-cell-properties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2.C1" style:family="table-cell">
      <style:table-cell-properties fo:background-color="#004586" fo:padding="0.097cm" fo:border="0.088cm solid #0000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88cm solid #000000" fo:border-right="none" fo:border-top="0.088cm solid #000000" fo:border-bottom="none">
        <style:background-image/>
      </style:table-cell-properties>
    </style:style>
    <style:style style:name="Tabela2.B2" style:family="table-cell" style:data-style-name="N37">
      <style:table-cell-properties style:vertical-align="middle" fo:background-color="transparent" fo:padding="0.097cm" fo:border-left="0.088cm solid #000000" fo:border-right="none" fo:border-top="0.088cm solid #000000" fo:border-bottom="none">
        <style:background-image/>
      </style:table-cell-properties>
    </style:style>
    <style:style style:name="Tabela2.C2" style:family="table-cell" style:data-style-name="N37">
      <style:table-cell-properties style:vertical-align="middle" fo:background-color="transparent" fo:padding="0.097cm" fo:border-left="0.088cm solid #000000" fo:border-right="0.088cm solid #000000" fo:border-top="0.088cm solid #000000" fo:border-bottom="none">
        <style:background-image/>
      </style:table-cell-properties>
    </style:style>
    <style:style style:name="Tabela2.A3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2.C3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2.A11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2.C11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3" style:family="table">
      <style:table-properties style:width="17.041cm" fo:margin-left="-0.042cm" fo:margin-right="0cm" table:align="margins" style:shadow="none"/>
    </style:style>
    <style:style style:name="Tabela3.A" style:family="table-column">
      <style:table-column-properties style:column-width="12.832cm" style:rel-column-width="7275*"/>
    </style:style>
    <style:style style:name="Tabela3.B" style:family="table-column">
      <style:table-column-properties style:column-width="2.037cm" style:rel-column-width="1155*"/>
    </style:style>
    <style:style style:name="Tabela3.C" style:family="table-column">
      <style:table-column-properties style:column-width="2.171cm" style:rel-column-width="1231*"/>
    </style:style>
    <style:style style:name="Tabela3.A1" style:family="table-cell">
      <style:table-cell-properties style:vertical-align="middle" fo:background-color="#004586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a3.C1" style:family="table-cell">
      <style:table-cell-properties style:vertical-align="middle" fo:background-color="#004586" fo:padding="0.097cm" fo:border="0.088cm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88cm solid #000000" fo:border-right="none" fo:border-top="none" fo:border-bottom="none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88cm solid #000000" fo:border-right="0.088cm solid #000000" fo:border-top="none" fo:border-bottom="none">
        <style:background-image/>
      </style:table-cell-properties>
    </style:style>
    <style:style style:name="Tabela3.A5" style:family="table-cell">
      <style:table-cell-properties style:vertical-align="middle" fo:background-color="transparent" fo:padding="0.097cm" fo:border-left="0.088cm solid #000000" fo:border-right="none" fo:border-top="none" fo:border-bottom="0.088cm solid #000000">
        <style:background-image/>
      </style:table-cell-properties>
    </style:style>
    <style:style style:name="Tabela3.C5" style:family="table-cell">
      <style:table-cell-properties style:vertical-align="middle"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 style:list-style-name="L1">
      <style:paragraph-properties fo:line-height="150%" fo:text-align="start" style:justify-single-word="false"/>
    </style:style>
    <style:style style:name="P3" style:family="paragraph" style:parent-style-name="Standard" style:list-style-name="L2">
      <style:paragraph-properties fo:line-height="150%" fo:text-align="start" style:justify-single-word="false"/>
    </style:style>
    <style:style style:name="P4" style:family="paragraph" style:parent-style-name="Standard" style:list-style-name="L7">
      <style:paragraph-properties fo:line-height="150%"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6">
      <style:paragraph-properties fo:line-height="150%" fo:text-align="justify" style:justify-single-word="false"/>
      <style:text-properties fo:font-size="12pt" style:font-size-asian="12pt" style:font-name-complex="Arial" style:font-size-complex="12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</style:style>
    <style:style style:name="P12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</style:style>
    <style:style style:name="P13" style:family="paragraph" style:parent-style-name="Standard" style:list-style-name="L2">
      <style:paragraph-properties fo:margin-left="0.751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15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margin-left="0.751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</style:style>
    <style:style style:name="P19" style:family="paragraph" style:parent-style-name="Standard" style:list-style-name="L4">
      <style:paragraph-properties fo:margin-left="0.751cm" fo:margin-right="0cm" fo:line-height="150%" fo:text-align="start" style:justify-single-word="false" fo:text-indent="0.497cm" style:auto-text-indent="false"/>
    </style:style>
    <style:style style:name="P20" style:family="paragraph" style:parent-style-name="Standard">
      <style:paragraph-properties fo:margin-left="0.751cm" fo:margin-right="0cm" fo:line-height="150%" fo:text-align="justify" style:justify-single-word="false" fo:text-indent="0.497cm" style:auto-text-indent="false"/>
    </style:style>
    <style:style style:name="P21" style:family="paragraph" style:parent-style-name="Standard" style:list-style-name="L3">
      <style:paragraph-properties fo:margin-left="0.751cm" fo:margin-right="0cm" fo:line-height="150%" fo:text-align="start" style:justify-single-word="false" fo:text-indent="0.497cm" style:auto-text-indent="false"/>
      <style:text-properties fo:color="#000000" fo:font-weight="normal" style:font-weight-asian="normal" style:font-weight-complex="normal"/>
    </style:style>
    <style:style style:name="P22" style:family="paragraph" style:parent-style-name="Standard">
      <style:paragraph-properties fo:margin-left="0.751cm" fo:margin-right="0cm" fo:line-height="150%" fo:text-align="start" style:justify-single-word="false" fo:text-indent="0.497cm" style:auto-text-indent="false"/>
      <style:text-properties fo:font-size="12pt" style:font-size-asian="12pt" style:font-name-complex="Arial" style:font-size-complex="12pt"/>
    </style:style>
    <style:style style:name="P23" style:family="paragraph" style:parent-style-name="Standard" style:list-style-name="L6">
      <style:paragraph-properties fo:margin-left="0cm" fo:margin-right="0cm" fo:line-height="150%" fo:text-align="justify" style:justify-single-word="false" fo:text-indent="0cm" style:auto-text-indent="false"/>
    </style:style>
    <style:style style:name="P24" style:family="paragraph" style:parent-style-name="Standard" style:list-style-name="L6">
      <style:paragraph-properties fo:margin-left="0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color="#ffffff"/>
    </style:style>
    <style:style style:name="P30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fo:font-weight="bold" style:font-size-asian="12pt" style:font-weight-asian="bold" style:font-name-complex="Arial" style:font-size-complex="12pt"/>
    </style:style>
    <style:style style:name="T2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name-complex="Arial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font-size="12pt" style:text-underline-style="none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Tarefa</text:p>
          </table:table-cell>
          <table:table-cell table:style-name="Tabela2.A1" office:value-type="string">
            <text:p text:style-name="P29">Inicio</text:p>
          </table:table-cell>
          <table:table-cell table:style-name="Tabela2.C1" office:value-type="string">
            <text:p text:style-name="P29">Fim</text:p>
          </table:table-cell>
        </table:table-row>
        <table:table-row>
          <table:table-cell table:style-name="Tabela2.A2" office:value-type="string">
            <text:p text:style-name="P31"><text:s text:c="18"/><text:span text:style-name="T13">1.Introdução</text:span></text:p>
          </table:table-cell>
          <table:table-cell table:style-name="Tabela2.B2" office:value-type="date" office:date-value="2010-02-14">
            <text:p text:style-name="P28">14/02/10</text:p>
          </table:table-cell>
          <table:table-cell table:style-name="Tabela2.C2" office:value-type="date" office:date-value="2010-02-14">
            <text:p text:style-name="P28">14/02/10</text:p>
          </table:table-cell>
        </table:table-row>
        <table:table-row>
          <table:table-cell table:style-name="Tabela2.A3" office:value-type="string">
            <text:list xml:id="list21539073" text:style-name="L1">
              <text:list-item>
                <text:list>
                  <text:list-header>
                    <text:p text:style-name="P7"><text:span text:style-name="T2">2. Definição do Sistema</text:span></text:p>
                    <text:p text:style-name="P5"><text:span text:style-name="T2">2.1.Analise Institucional </text:span><text:span text:style-name="T3"><text:s text:c="15"/></text:span></text:p>
                    <text:p text:style-name="P5"><text:span text:style-name="T3"><text:s text:c="3"/>2.1.1 A empresa <text:s text:c="28"/></text:span></text:p>
                    <text:p text:style-name="P5"><text:span text:style-name="T3"><text:s text:c="3"/>2.1.2 O negócio <text:s text:c="27"/></text:span></text:p>
                    <text:p text:style-name="P2"><text:span text:style-name="T3"><text:s text:c="3"/>2.1.3 A organização – visão geral</text:span></text:p>
                  </text:list-header>
                </text:list>
              </text:list-item>
            </text:list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list xml:id="list21600798" text:style-name="L2">
              <text:list-item>
                <text:list>
                  <text:list-header>
                    <text:p text:style-name="P13"><text:span text:style-name="T3"><text:s text:c="11"/>2.2. Analise Funcional – Visão Específica</text:span></text:p>
                    <text:p text:style-name="P11"><text:span text:style-name="T3"><text:s text:c="14"/>2.2.1 <text:s/>Áreas envolvidas <text:s text:c="9"/></text:span></text:p>
                    <text:p text:style-name="P3"><text:span text:style-name="T3"><text:s text:c="3"/>2.2.2 Descrição dos processos atuais</text:span></text:p>
                  </text:list-header>
                </text:list>
              </text:list-item>
            </text:list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p text:style-name="P18"><text:span text:style-name="T3"><text:s text:c="9"/>2.2.3 Mapeamento dos processos atuais</text:span></text:p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p text:style-name="P18"><text:span text:style-name="T3"><text:s text:c="9"/>2.2.4 Identificação dos problemas</text:span></text:p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p text:style-name="P30"><text:s text:c="18"/>2.3. Proposta de Solução</text:p>
            <text:list xml:id="list22122455" text:style-name="L3">
              <text:list-item>
                <text:list>
                  <text:list-item>
                    <text:list>
                      <text:list-header>
                        <text:p text:style-name="P21"><text:s text:c="14"/>2.3.1 Objetivo do Projeto (Geral e específicos)</text:p>
                        <text:p text:style-name="P21"><text:span text:style-name="T3"><text:s text:c="14"/>2.3.2 Restrições técnicas e Administrativas</text:span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list xml:id="list22153630" text:style-name="L4">
              <text:list-item>
                <text:list>
                  <text:list-item>
                    <text:list>
                      <text:list-header>
                        <text:p text:style-name="P19"><text:span text:style-name="T3"><text:s text:c="14"/>2.3.3 Premissas</text:span></text:p>
                        <text:p text:style-name="P19"><text:span text:style-name="T3"><text:s text:c="14"/>2.3.4 Metodologia</text:span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p text:style-name="P18"><text:span text:style-name="T3"><text:s text:c="9"/>2.3.5 Usuários do sistema</text:span></text:p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3" office:value-type="string">
            <text:p text:style-name="P18"><text:span text:style-name="T3"><text:s text:c="9"/>2.3.6 Sistemas similares</text:span></text:p>
          </table:table-cell>
          <table:table-cell table:style-name="Tabela2.A3" office:value-type="string">
            <text:p text:style-name="P28"/>
          </table:table-cell>
          <table:table-cell table:style-name="Tabela2.C3" office:value-type="string">
            <text:p text:style-name="P28"/>
          </table:table-cell>
        </table:table-row>
        <table:table-row>
          <table:table-cell table:style-name="Tabela2.A11" office:value-type="string">
            <text:p text:style-name="P22"><text:s text:c="9"/>2.3.7 Cronograma do Projeto</text:p>
          </table:table-cell>
          <table:table-cell table:style-name="Tabela2.A11" office:value-type="string">
            <text:p text:style-name="P28"/>
          </table:table-cell>
          <table:table-cell table:style-name="Tabela2.C11" office:value-type="string">
            <text:p text:style-name="P28"/>
          </table:table-cell>
        </table:table-row>
      </table:table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9">Tarefa</text:p>
          </table:table-cell>
          <table:table-cell table:style-name="Tabela1.A1" office:value-type="string">
            <text:p text:style-name="P29">Inicio</text:p>
          </table:table-cell>
          <table:table-cell table:style-name="Tabela1.C1" office:value-type="string">
            <text:p text:style-name="P29">Fim</text:p>
          </table:table-cell>
        </table:table-row>
        <table:table-row>
          <table:table-cell table:style-name="Tabela1.A2" office:value-type="string">
            <text:p text:style-name="P1"><text:span text:style-name="T1"><text:s text:c="18"/></text:span><text:span text:style-name="T4">3. Definição de Requisitos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14"><text:s text:c="11"/><text:span text:style-name="T11">3.1. Introdução</text:span></text:p>
            <text:p text:style-name="P20"><text:span text:style-name="T3"><text:s text:c="4"/>3.1.1 Objetivo do documento de definição de <text:s text:c="65"/>requisitos</text:span></text:p>
            <text:p text:style-name="P20"><text:span text:style-name="T3"><text:s text:c="10"/>3.1.2 Definições, Acrônimos e Abreviações</text:span></text:p>
            <text:p text:style-name="P20"><text:span text:style-name="T3"><text:s text:c="10"/>3.1.3 Processo de elicitação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6"><text:s text:c="11"/><text:span text:style-name="T11"><text:s/>3.2 Requisitos</text:span></text:p>
            <text:p text:style-name="P25"><text:span text:style-name="T3"><text:s text:c="10"/>3.3.1 Requisitos Funcionais</text:span></text:p>
            <text:p text:style-name="P25"><text:span text:style-name="T3"><text:s text:c="10"/>3.3.2 Requisitos Complementares</text:span></text:p>
            <text:p text:style-name="P25"><text:span text:style-name="T3"><text:s text:c="10"/>3.3.3 Regras de Negócio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6"><text:s text:c="11"/><text:span text:style-name="T11"><text:s/>3.4. LISTA DE MENSAGENS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6"><text:s text:c="12"/><text:span text:style-name="T11">3.5. ATRIBUTOS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6"><text:s text:c="12"/>3.6. RASTREABILIDADE</text:p>
            <text:p text:style-name="P25"><text:span text:style-name="T3"><text:s text:c="10"/>3.6.1. Requisitos Funcionais X <text:s/>Complementares</text:span></text:p>
            <text:p text:style-name="P25"><text:span text:style-name="T3"><text:s text:c="10"/>3.6.2. Requisitos Funcionais X <text:s/>Regras de Negócio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5"><text:span text:style-name="T3"><text:s text:c="10"/>3.6.3. Requisitos Funcionais X <text:s/>Prioridade</text:span></text:p>
            <text:p text:style-name="P25"><text:span text:style-name="T3"><text:s text:c="9"/>3.6.4. Requisitos Funcionais X <text:s/>Objetivos Específicos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A2" office:value-type="string">
            <text:p text:style-name="P25"><text:span text:style-name="T3"><text:s text:c="9"/>3.6.5. Módulos X Usuários</text:span>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28"/>
          </table:table-cell>
        </table:table-row>
        <table:table-row>
          <table:table-cell table:style-name="Tabela1.C2" office:value-type="string">
            <text:list xml:id="list22454575" text:style-name="L6">
              <text:list-item>
                <text:list>
                  <text:list-header>
                    <text:p text:style-name="P23"><text:span text:style-name="T2"><text:s text:c="19"/>3.7. PERFIS E PERMISSÕES</text:span></text:p>
                  </text:list-header>
                </text:list>
                <text:p text:style-name="P6"><text:s text:c="10"/><text:span text:style-name="T12"><text:s/>3.7.1 Lista de Usuários</text:span></text:p>
                <text:p text:style-name="P10"><text:span text:style-name="T3"><text:s text:c="11"/>3.7.2 Quadro de Permissões</text:span></text:p>
              </text:list-item>
            </text:list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32"/>
          </table:table-cell>
        </table:table-row>
        <table:table-row>
          <table:table-cell table:style-name="Tabela1.C2" office:value-type="string">
            <text:p text:style-name="P14"><text:s text:c="12"/><text:span text:style-name="T11">3.8. Requisitos Não-Funcionais</text:span></text:p>
            <text:p text:style-name="P15"><text:s text:c="12"/>3.9. Análise de Riscos</text:p>
          </table:table-cell>
          <table:table-cell table:style-name="Tabela1.A2" office:value-type="string">
            <text:p text:style-name="P28"/>
          </table:table-cell>
          <table:table-cell table:style-name="Tabela1.C2" office:value-type="string">
            <text:p text:style-name="P32"/>
          </table:table-cell>
        </table:table-row>
        <table:table-row>
          <table:table-cell table:style-name="Tabela1.A12" office:value-type="string">
            <text:p text:style-name="P12"><text:span text:style-name="T3"><text:s text:c="12"/></text:span><text:span text:style-name="T2">3.10. Protótipo Não Funcional</text:span></text:p>
          </table:table-cell>
          <table:table-cell table:style-name="Tabela1.B12" office:value-type="string">
            <text:p text:style-name="P28"/>
          </table:table-cell>
          <table:table-cell table:style-name="Tabela1.A12" office:value-type="string">
            <text:p text:style-name="P32"/>
          </table:table-cell>
        </table:table-row>
      </table:table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9">Tarefa</text:p>
          </table:table-cell>
          <table:table-cell table:style-name="Tabela3.A1" office:value-type="string">
            <text:p text:style-name="P29">Inicio</text:p>
          </table:table-cell>
          <table:table-cell table:style-name="Tabela3.C1" office:value-type="string">
            <text:p text:style-name="P29">Fim</text:p>
          </table:table-cell>
        </table:table-row>
        <table:table-row>
          <table:table-cell table:style-name="Tabela3.A2" office:value-type="string">
            <text:list xml:id="list22576937"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"><text:span text:style-name="T4">4. Proposta de Solução</text:span></text:p>
                            <text:p text:style-name="P4"><text:span text:style-name="T9"><text:s text:c="3"/>4.1 Diagrama de Casos de Us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a3.A2" office:value-type="string">
            <text:p text:style-name="P28"/>
          </table:table-cell>
          <table:table-cell table:style-name="Tabela3.C2" office:value-type="string">
            <text:p text:style-name="P28"/>
          </table:table-cell>
        </table:table-row>
        <table:table-row>
          <table:table-cell table:style-name="Tabela3.A2" office:value-type="string">
            <text:p text:style-name="P12"><text:span text:style-name="T3"><text:s text:c="26"/>4.2 Diagrama de Classes de Domínio</text:span></text:p>
          </table:table-cell>
          <table:table-cell table:style-name="Tabela3.A2" office:value-type="string">
            <text:p text:style-name="P28"/>
          </table:table-cell>
          <table:table-cell table:style-name="Tabela3.C2" office:value-type="string">
            <text:p text:style-name="P28"/>
          </table:table-cell>
        </table:table-row>
        <table:table-row>
          <table:table-cell table:style-name="Tabela3.A2" office:value-type="string">
            <text:p text:style-name="P17"><text:span text:style-name="T3"><text:s text:c="26"/>4.3 Diagrama de Classes</text:span></text:p>
          </table:table-cell>
          <table:table-cell table:style-name="Tabela3.A2" office:value-type="string">
            <text:p text:style-name="P28"/>
          </table:table-cell>
          <table:table-cell table:style-name="Tabela3.C2" office:value-type="string">
            <text:p text:style-name="P28"/>
          </table:table-cell>
        </table:table-row>
        <table:table-row>
          <table:table-cell table:style-name="Tabela3.A5" office:value-type="string">
            <text:p text:style-name="P16"><text:s text:c="26"/>4.4 Modelo de Entidades e Relacionamento Lógico</text:p>
          </table:table-cell>
          <table:table-cell table:style-name="Tabela3.A5" office:value-type="string">
            <text:p text:style-name="P28"/>
          </table:table-cell>
          <table:table-cell table:style-name="Tabela3.C5" office:value-type="string"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5M48S</meta:editing-duration>
    <meta:editing-cycles>12</meta:editing-cycles>
    <meta:generator>BrOffice.org/3.2$Win32 OpenOffice.org_project/320m12$Build-9483</meta:generator>
    <dc:date>2010-03-14T03:01:39.45</dc:date>
    <meta:document-statistic meta:table-count="3" meta:image-count="0" meta:object-count="0" meta:page-count="2" meta:paragraph-count="58" meta:word-count="204" meta:character-count="2074"/>
    <meta:user-defined meta:name="Info 1"/>
    <meta:user-defined meta:name="Info 2"/>
    <meta:user-defined meta:name="Info 3"/>
    <meta:user-defined meta:name="Info 4"/>
  </office:meta>
</office:document-meta>
</file>